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b44" officeooo:paragraph-rsid="0016f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l1: ED</text:p>
      <text:p text:style-name="P1">Lineal2: Turno Mañana</text:p>
      <text:p text:style-name="P1">Lineal3: CEIFP Alan Tur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2:02:23.021000000</meta:creation-date>
    <dc:date>2025-09-23T12:03:58.642000000</dc:date>
    <meta:editing-duration>PT1M35S</meta:editing-duration>
    <meta:editing-cycles>1</meta:editing-cycles>
    <meta:document-statistic meta:table-count="0" meta:image-count="0" meta:object-count="0" meta:page-count="1" meta:paragraph-count="3" meta:word-count="9" meta:character-count="58" meta:non-whitespace-character-count="52"/>
    <meta:generator>LibreOffice/24.2.3.2$Windows_X86_64 LibreOffice_project/433d9c2ded56988e8a90e6b2e771ee4e6a5ab2ba</meta:generator>
  </office:meta>
</office:document-meta>
</file>